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ade2a"/>
    </style:style>
    <style:style style:name="P2" style:family="paragraph" style:parent-style-name="Standard">
      <style:text-properties officeooo:rsid="00199663" officeooo:paragraph-rsid="00199663"/>
    </style:style>
    <style:style style:name="P3" style:family="paragraph" style:parent-style-name="Standard">
      <style:text-properties officeooo:rsid="001c4618" officeooo:paragraph-rsid="001c4618"/>
    </style:style>
    <style:style style:name="P4" style:family="paragraph" style:parent-style-name="Standard">
      <style:text-properties officeooo:rsid="001d6d79" officeooo:paragraph-rsid="001d6d79"/>
    </style:style>
    <style:style style:name="P5" style:family="paragraph" style:parent-style-name="Standard" style:list-style-name="L1">
      <style:text-properties officeooo:rsid="001ade2a" officeooo:paragraph-rsid="001ade2a"/>
    </style:style>
    <style:style style:name="P6" style:family="paragraph" style:parent-style-name="Standard" style:list-style-name="L1">
      <style:text-properties officeooo:rsid="001c4618" officeooo:paragraph-rsid="001c4618"/>
    </style:style>
    <style:style style:name="P7" style:family="paragraph" style:parent-style-name="Standard" style:list-style-name="L2">
      <style:text-properties officeooo:rsid="001c4618" officeooo:paragraph-rsid="001c4618"/>
    </style:style>
    <style:style style:name="P8" style:family="paragraph" style:parent-style-name="Standard" style:list-style-name="L1">
      <style:text-properties officeooo:rsid="001d6d79" officeooo:paragraph-rsid="001d6d79"/>
    </style:style>
    <style:style style:name="P9" style:family="paragraph" style:parent-style-name="Standard" style:list-style-name="L2">
      <style:text-properties officeooo:rsid="001d6d79" officeooo:paragraph-rsid="001d6d79"/>
    </style:style>
    <style:style style:name="P10" style:family="paragraph" style:parent-style-name="Standard" style:list-style-name="L3">
      <style:text-properties officeooo:rsid="001d6d79" officeooo:paragraph-rsid="001d6d79"/>
    </style:style>
    <style:style style:name="P11" style:family="paragraph" style:parent-style-name="Standard" style:list-style-name="L4">
      <style:text-properties officeooo:rsid="001d6d79" officeooo:paragraph-rsid="001d6d79"/>
    </style:style>
    <style:style style:name="P12" style:family="paragraph" style:parent-style-name="Standard">
      <style:text-properties fo:font-weight="bold" officeooo:rsid="00199663" officeooo:paragraph-rsid="00199663" style:font-weight-asian="bold" style:font-weight-complex="bold"/>
    </style:style>
    <style:style style:name="P13" style:family="paragraph" style:parent-style-name="Standard">
      <style:text-properties fo:font-weight="bold" officeooo:rsid="001a6059" officeooo:paragraph-rsid="001a6059" style:font-weight-asian="bold" style:font-weight-complex="bold"/>
    </style:style>
    <style:style style:name="P14" style:family="paragraph" style:parent-style-name="Standard" style:list-style-name="L1">
      <style:text-properties officeooo:rsid="001f4f60" officeooo:paragraph-rsid="001f4f60"/>
    </style:style>
    <style:style style:name="P15" style:family="paragraph" style:parent-style-name="Standard" style:list-style-name="L2">
      <style:text-properties officeooo:rsid="001f4f60" officeooo:paragraph-rsid="001f4f60"/>
    </style:style>
    <style:style style:name="T1" style:family="text">
      <style:text-properties officeooo:rsid="001ade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4f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ser storie:</text:span> <text:span text:style-name="T1">As a user, I want to see my animes and their episodes so that I can get the last episode.</text:span></text:p>
      <text:p text:style-name="P12">Tasks:</text:p>
      <text:list xml:id="list3440858399065974477" text:style-name="L1">
        <text:list-item>
          <text:p text:style-name="P5">Create the basic Data Structure</text:p>
        </text:list-item>
        <text:list-item>
          <text:p text:style-name="P5">Set DB systems</text:p>
          <text:list>
            <text:list-item>
              <text:p text:style-name="P14">IndexDB</text:p>
            </text:list-item>
          </text:list>
        </text:list-item>
        <text:list-item>
          <text:p text:style-name="P6">Create basic data structure</text:p>
        </text:list-item>
        <text:list-item>
          <text:p text:style-name="P14">Develop Index data structure</text:p>
        </text:list-item>
        <text:list-item>
          <text:p text:style-name="P14">Develop Index data persistence</text:p>
        </text:list-item>
        <text:list-item>
          <text:p text:style-name="P8">Design UI</text:p>
        </text:list-item>
        <text:list-item>
          <text:p text:style-name="P8">Develop UI</text:p>
        </text:list-item>
        <text:list-item>
          <text:p text:style-name="P8">Create main controler</text:p>
        </text:list-item>
      </text:list>
      <text:p text:style-name="P12">Test tasks:</text:p>
      <text:list xml:id="list4160939038464168767" text:style-name="L2">
        <text:list-item>
          <text:p text:style-name="P7">Create test to connections</text:p>
        </text:list-item>
        <text:list-item>
          <text:p text:style-name="P7">Create test to basic structure</text:p>
        </text:list-item>
        <text:list-item>
          <text:p text:style-name="P15">Create test to DAO</text:p>
        </text:list-item>
        <text:list-item>
          <text:p text:style-name="P7">Create smoke test to DB connection</text:p>
        </text:list-item>
        <text:list-item>
          <text:p text:style-name="P7">Create Smoke test to file writing permission</text:p>
        </text:list-item>
        <text:list-item>
          <text:p text:style-name="P9">Create test to main controller</text:p>
        </text:list-item>
      </text:list>
      <text:p text:style-name="P13">AC:</text:p>
      <text:p text:style-name="P4">-<text:span text:style-name="T3">User be able to see his animes and episodies</text:span></text:p>
      <text:p text:style-name="P12">Related features:</text:p>
      <text:list xml:id="list475939230348443509" text:style-name="L3">
        <text:list-item>
          <text:p text:style-name="P10">DB connection</text:p>
        </text:list-item>
        <text:list-item>
          <text:p text:style-name="P10">Starting</text:p>
        </text:list-item>
        <text:list-item>
          <text:p text:style-name="P10">CRUD animes</text:p>
        </text:list-item>
      </text:list>
      <text:p text:style-name="P12">Related data:</text:p>
      <text:list xml:id="list1610672866838693574" text:style-name="L4">
        <text:list-item>
          <text:p text:style-name="P11">Index DB</text:p>
        </text:list-item>
      </text:list>
      <text:p text:style-name="P2">Extern resurces: (prototypes, diagramns, ...):</text:p>
      <text:p text:style-name="P3">-Question Strack Overflow: <text:a xlink:type="simple" xlink:href="http://stackoverflow.com/questions/25672984/json-ad-hoc-vs-nosq-document-database-for-a-embedded-desktop-software-in-java">http://stackoverflow.com/questions/25672984/json-ad-hoc-vs-nosq-document-database-for-a-embedded-desktop-software-in-java</text:a> </text:p>
      <text:p text:style-name="P3">-DB Schema diagram</text:p>
      <text:p text:style-name="P3">-Index DB <text:s/>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1.0.4$Windows_x86 LibreOffice_project/89ea49ddacd9aa532507cbf852f2bb22b1ace28</meta:generator>
    <dc:date>2014-10-10T17:28:11.320000000</dc:date>
    <dc:creator>Jonas Mayer</dc:creator>
    <meta:document-statistic meta:table-count="0" meta:image-count="0" meta:object-count="0" meta:page-count="1" meta:paragraph-count="30" meta:word-count="139" meta:character-count="861" meta:non-whitespace-character-count="769"/>
    <meta:user-defined meta:name="Info 1"/>
    <meta:user-defined meta:name="Info 2"/>
    <meta:user-defined meta:name="Info 3"/>
    <meta:user-defined meta:name="Info 4"/>
  </office:meta>
</office:document-meta>
</file>